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0.67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6.37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1.5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Bibli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1.3" calcext:value-type="float">
            <text:p>1,3</text:p>
          </table:table-cell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6.15" calcext:value-type="float">
            <text:p>6,15</text:p>
          </table:table-cell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table:number-columns-repeated="13"/>
        </table:table-row>
        <table:table-row table:style-name="ro1" table:number-rows-repeated="30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2:Sheet1.L4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-00-0000</text:date>, <text:time style:data-style-name="N2" text:time-value="11:39:11.120410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7.1$MacOSX_X86_64 LibreOffice_project/23edc44b61b830b7d749943e020e96f5a7df63bf</meta:generator>
    <dc:date>2019-09-21T17:47:36.092814942</dc:date>
    <meta:editing-duration>P1DT13H9M6S</meta:editing-duration>
    <meta:editing-cycles>43</meta:editing-cycles>
    <meta:document-statistic meta:table-count="1" meta:cell-count="196" meta:object-count="0"/>
  </office:meta>
</office:document-meta>
</file>